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officeooo:paragraph-rsid="00104482"/>
    </style:style>
    <style:style style:name="P2" style:family="paragraph" style:parent-style-name="Standard">
      <style:text-properties style:font-name="Liberation Sans" officeooo:paragraph-rsid="00123cf6"/>
    </style:style>
    <style:style style:name="P3" style:family="paragraph" style:parent-style-name="Standard">
      <style:text-properties style:font-name="Liberation Sans" fo:font-size="11pt" fo:font-style="normal" officeooo:paragraph-rsid="00104482" style:font-size-asian="11pt" style:font-style-asian="normal" style:font-size-complex="11pt" style:font-style-complex="normal"/>
    </style:style>
    <style:style style:name="P4" style:family="paragraph" style:parent-style-name="Standard">
      <style:paragraph-properties fo:margin-left="0cm" fo:text-indent="0cm" style:auto-text-indent="false"/>
      <style:text-properties style:font-name="Liberation Sans" officeooo:paragraph-rsid="00104482"/>
    </style:style>
    <style:style style:name="P5" style:family="paragraph" style:parent-style-name="Standard" style:list-style-name="L1">
      <style:text-properties fo:color="#000000" loext:opacity="100%" style:font-name="Liberation Sans" fo:font-style="normal" officeooo:rsid="0013587e" officeooo:paragraph-rsid="0013587e" style:font-style-asian="normal" style:font-style-complex="normal"/>
    </style:style>
    <style:style style:name="P6" style:family="paragraph" style:parent-style-name="Standard" style:list-style-name="L1">
      <style:text-properties style:font-name="Liberation Sans" fo:font-style="normal" officeooo:rsid="0013587e" officeooo:paragraph-rsid="0013587e" style:font-style-asian="normal" style:font-style-complex="normal"/>
    </style:style>
    <style:style style:name="P7" style:family="paragraph" style:parent-style-name="Standard" style:list-style-name="L1">
      <style:text-properties fo:color="#000000" loext:opacity="100%" style:font-name="Liberation Sans" fo:font-size="11pt" fo:font-style="normal" officeooo:rsid="00190ff7" officeooo:paragraph-rsid="00190ff7" style:font-name-asian="Calibri Light" style:font-size-asian="11pt" style:font-style-asian="normal" style:font-name-complex="Calibri Light" style:font-size-complex="11pt" style:font-style-complex="normal"/>
    </style:style>
    <style:style style:name="P8" style:family="paragraph" style:parent-style-name="Standard">
      <style:text-properties fo:color="#000000" loext:opacity="100%" style:font-name="Liberation Sans" fo:font-size="11pt" fo:font-style="normal" officeooo:rsid="00190ff7" officeooo:paragraph-rsid="00190ff7" style:font-name-asian="Calibri Light" style:font-size-asian="11pt" style:font-style-asian="normal" style:font-name-complex="Calibri Light" style:font-size-complex="11pt" style:font-style-complex="normal"/>
    </style:style>
    <style:style style:name="P9" style:family="paragraph" style:parent-style-name="Standard">
      <style:text-properties style:font-name="Liberation Sans" officeooo:paragraph-rsid="001a906c"/>
    </style:style>
    <style:style style:name="P10" style:family="paragraph" style:parent-style-name="Standard">
      <style:text-properties style:font-name="Liberation Sans" fo:font-size="14pt" fo:font-style="italic" officeooo:paragraph-rsid="001a906c" style:font-size-asian="14pt" style:font-style-asian="italic" style:font-size-complex="14pt" style:font-style-complex="italic"/>
    </style:style>
    <style:style style:name="P11" style:family="paragraph" style:parent-style-name="Standard">
      <style:text-properties style:font-name="Liberation Sans" fo:font-size="11pt" fo:font-style="normal" officeooo:rsid="001dce0c" officeooo:paragraph-rsid="001dce0c" style:font-size-asian="11pt" style:font-style-asian="normal" style:font-size-complex="11pt" style:font-style-complex="normal"/>
    </style:style>
    <style:style style:name="P12" style:family="paragraph" style:parent-style-name="Standard">
      <style:text-properties style:font-name="Liberation Sans" fo:font-size="11pt" officeooo:paragraph-rsid="001dce0c" style:font-size-asian="11pt" style:font-size-complex="11pt"/>
    </style:style>
    <style:style style:name="P13" style:family="paragraph" style:parent-style-name="Standard">
      <style:text-properties style:font-name="Liberation Sans" fo:font-size="11pt" fo:font-style="italic" officeooo:paragraph-rsid="001a906c" style:font-size-asian="11pt" style:font-style-asian="italic" style:font-size-complex="11pt" style:font-style-complex="italic"/>
    </style:style>
    <style:style style:name="P14" style:family="paragraph" style:parent-style-name="Standard">
      <style:text-properties fo:font-size="14pt" fo:font-style="italic" officeooo:paragraph-rsid="001a906c" style:font-size-asian="14pt" style:font-style-asian="italic" style:font-size-complex="14pt" style:font-style-complex="italic"/>
    </style:style>
    <style:style style:name="T1"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 style:family="text">
      <style:text-properties fo:font-size="14pt" fo:font-style="normal" style:text-underline-style="solid" style:text-underline-width="auto" style:text-underline-color="font-color" fo:font-weight="bold" officeooo:rsid="001a906c" style:font-size-asian="14pt" style:font-style-asian="normal" style:font-weight-asian="bold" style:font-size-complex="14pt" style:font-style-complex="normal" style:font-weight-complex="bold"/>
    </style:style>
    <style:style style:name="T3" style:family="text">
      <style:text-properties fo:font-size="11pt" fo:font-style="normal" style:font-size-asian="11pt" style:font-style-asian="normal" style:font-size-complex="11pt" style:font-style-complex="normal"/>
    </style:style>
    <style:style style:name="T4" style:family="text">
      <style:text-properties fo:font-size="11pt" fo:font-style="normal" officeooo:rsid="00104482" style:font-size-asian="11pt" style:font-style-asian="normal" style:font-size-complex="11pt" style:font-style-complex="normal"/>
    </style:style>
    <style:style style:name="T5" style:family="text">
      <style:text-properties fo:font-size="11pt" fo:font-style="italic" style:font-size-asian="11pt" style:font-style-asian="italic" style:font-size-complex="11pt" style:font-style-complex="italic"/>
    </style:style>
    <style:style style:name="T6" style:family="text">
      <style:text-properties fo:font-size="11pt" fo:font-style="normal" officeooo:rsid="00123cf6" style:font-size-asian="11pt" style:font-style-asian="normal" style:font-size-complex="11pt" style:font-style-complex="normal"/>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4pt" fo:font-style="italic" officeooo:rsid="001a906c" style:font-size-asian="14pt" style:font-style-asian="italic" style:font-size-complex="14pt" style:font-style-complex="italic"/>
    </style:style>
    <style:style style:name="T9" style:family="text">
      <style:text-properties fo:color="#ff0000" loext:opacity="100%" fo:font-size="11pt" fo:font-style="italic" style:font-size-asian="11pt" style:font-style-asian="italic" style:font-size-complex="11pt" style:font-style-complex="italic"/>
    </style:style>
    <style:style style:name="T10" style:family="text">
      <style:text-properties fo:color="#ff0000" loext:opacity="100%" fo:font-size="11pt" fo:font-style="italic" style:font-name-asian="Calibri Light" style:font-size-asian="11pt" style:font-style-asian="italic" style:font-name-complex="Calibri Light" style:font-size-complex="11pt" style:font-style-complex="italic"/>
    </style:style>
    <style:style style:name="T11" style:family="text">
      <style:text-properties fo:font-size="11pt" style:font-name-asian="Calibri Light" style:font-size-asian="11pt" style:font-name-complex="Calibri Light" style:font-size-complex="11pt"/>
    </style:style>
    <style:style style:name="T12" style:family="text">
      <style:text-properties fo:color="#000000" loext:opacity="100%" fo:font-size="11pt" style:font-name-asian="Calibri Light" style:font-size-asian="11pt" style:font-name-complex="Calibri Light" style:font-size-complex="11pt"/>
    </style:style>
    <style:style style:name="T13" style:family="text">
      <style:text-properties officeooo:rsid="001a3051"/>
    </style:style>
    <style:style style:name="T14" style:family="text">
      <style:text-properties officeooo:rsid="001a5f99"/>
    </style:style>
    <style:style style:name="T15" style:family="text">
      <style:text-properties officeooo:rsid="001a906c"/>
    </style:style>
    <style:style style:name="T16" style:family="text">
      <style:text-properties officeooo:rsid="00224bcc"/>
    </style:style>
    <style:style style:name="T17" style:family="text">
      <style:text-properties officeooo:rsid="00222201"/>
    </style:style>
    <style:style style:name="T18" style:family="text">
      <style:text-properties officeooo:rsid="002082fb"/>
    </style:style>
    <style:style style:name="T19" style:family="text">
      <style:text-properties fo:font-style="normal" officeooo:rsid="001dce0c" style:font-style-asian="normal" style:font-style-complex="normal"/>
    </style:style>
    <style:style style:name="T20" style:family="text">
      <style:text-properties officeooo:rsid="001f2384"/>
    </style:style>
    <style:style style:name="T21" style:family="text">
      <style:text-properties fo:font-style="italic"/>
    </style:style>
    <style:style style:name="T22" style:family="text">
      <style:text-properties fo:font-style="italic" officeooo:rsid="001f238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Point-by-point Response to </text:span><text:span text:style-name="T2">Referee</text:span><text:span text:style-name="T1"> Comments</text:span></text:p>
      <text:p text:style-name="P2" loext:marker-style-name="T3"><text:span text:style-name="T3">We thank the reviewers for taking the time to read over and give constructive feedback on </text:span><text:span text:style-name="T4">our</text:span><text:span text:style-name="T3"> paper titled </text:span><text:span text:style-name="T5">“Experimental and theoretical evidence of universality in superfluid vortex reconnections",</text:span><text:span text:style-name="T3"> </text:span><text:span text:style-name="T6">submitted to PNAS. Please see below the point-by-point response to the comments made by the reviewers.</text:span></text:p>
      <text:p text:style-name="P3" loext:marker-style-name="T3"/>
      <text:p text:style-name="P1" loext:marker-style-name="T7"><text:span text:style-name="T8">Referee</text:span><text:span text:style-name="T7"> 1 Corrections</text:span></text:p>
      <text:p text:style-name="P4" loext:marker-style-name="T9"><text:span text:style-name="T10"/></text:p>
      <text:list text:style-name="L1">
        <text:list-item>
          <text:p text:style-name="P5" loext:marker-style-name="T9"><text:span text:style-name="T11">1 | 1 | 57 – Fixed typo</text:span></text:p>
        </text:list-item>
        <text:list-item>
          <text:p text:style-name="P6" loext:marker-style-name="T9"><text:span text:style-name="T12">1 | 1 | 58/59 – Fixed typo</text:span></text:p>
        </text:list-item>
        <text:list-item>
          <text:p text:style-name="P6" loext:marker-style-name="T9"><text:span text:style-name="T12">2 | Figure 1 – Emphasised that it is the vortex cores which are represented by the visualisation of red tubes.</text:span></text:p>
        </text:list-item>
        <text:list-item>
          <text:p text:style-name="P7" loext:marker-style-name="T9">3 | 2 | 371 - Fixed typo</text:p>
        </text:list-item>
        <text:list-item>
          <text:p text:style-name="P7" loext:marker-style-name="T9">4 | 1 | 403 – <text:span text:style-name="T13">We thank the referee for </text:span><text:span text:style-name="T14">making </text:span><text:span text:style-name="T13">this comment, </text:span><text:span text:style-name="T15">we added lines ???-??? </text:span><text:span text:style-name="T16">(TO ADD)</text:span><text:span text:style-name="T15"> to clarify the original statement. <text:s/></text:span><text:span text:style-name="T17">Additionally, we have </text:span><text:span text:style-name="T16">inlcuded details on low frequency perturbations in the normal fluid and their relevance in our discussion on maintaining the normal fluid in a continually perturbed state. We have included references to support these new comments.</text:span></text:p>
        </text:list-item>
        <text:list-item>
          <text:p text:style-name="P7" loext:marker-style-name="T9">4 | 2 | 461 – Corrected grammatical mistake.</text:p>
        </text:list-item>
      </text:list>
      <text:p text:style-name="P8" loext:marker-style-name="T9"/>
      <text:p text:style-name="P9" loext:marker-style-name="T7"><text:span text:style-name="T8">Referee</text:span><text:span text:style-name="T7"> </text:span><text:span text:style-name="T8">2</text:span><text:span text:style-name="T7"> Corrections</text:span></text:p>
      <text:p text:style-name="P10" loext:marker-style-name="T7"/>
      <text:p text:style-name="P11" loext:marker-style-name="T7">We thank the referee for this comment, it is indeed true that the generation of Kelvin waves play an important role in the post reconnection dynamics, especially when interacting with the normal fluid component, which has been a recent subject of our study [1,2]. <text:span text:style-name="T18">To reflect this, we have added some text (lines 156-160) to acknowledge the generation of Kelvin waves as a fundamental hydrodynamic process, and we have inserted additional citations to highlight the previous work studying the interplay of Kelvin waves with the normal fluid. </text:span></text:p>
      <text:p text:style-name="P11" loext:marker-style-name="T7"/>
      <text:p text:style-name="P12" loext:marker-style-name="T7"><text:span text:style-name="T19">[1] </text:span>Stasiak, Piotr Z., et al. , <text:span text:style-name="T20">J.</text:span><text:span text:style-name="T21"> Low </text:span><text:span text:style-name="T22">Temp. </text:span><text:span text:style-name="T21">Phys.</text:span> 215.5 (2024): 324-335.</text:p>
      <text:p text:style-name="P12" loext:marker-style-name="T7"><text:span text:style-name="T19">[2] </text:span>Stasiak, Piotr Z., et al., <text:span text:style-name="T21">arXiv preprint arXiv:2503.04450</text:span> (2025).</text:p>
      <text:p text:style-name="P13" loext:marker-style-name="T7"/>
      <text:p text:style-name="P14" loext:marker-style-name="T7"/>
      <text:p text:style-name="P14" loext:marker-style-name="T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fo:text-indent="0cm" style:auto-text-indent="fals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9T10:34:48.513822618</meta:creation-date>
    <dc:date>2025-03-26T13:44:25.642038480</dc:date>
    <meta:editing-duration>PT1H25M1S</meta:editing-duration>
    <meta:editing-cycles>8</meta:editing-cycles>
    <meta:generator>LibreOffice/25.2.1.2$Linux_X86_64 LibreOffice_project/520$Build-2</meta:generator>
    <meta:document-statistic meta:table-count="0" meta:image-count="0" meta:object-count="0" meta:page-count="1" meta:paragraph-count="13" meta:word-count="285" meta:character-count="1689" meta:non-whitespace-character-count="1416"/>
  </office:meta>
</office:document-meta>
</file>